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161.4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130.2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81.64pt"/>
    </style:style>
    <style:style style:name="co9" style:family="table-column">
      <style:table-column-properties fo:break-before="auto" style:column-width="51.11pt"/>
    </style:style>
    <style:style style:name="co10" style:family="table-column">
      <style:table-column-properties fo:break-before="auto" style:column-width="125.55pt"/>
    </style:style>
    <style:style style:name="co11" style:family="table-column">
      <style:table-column-properties fo:break-before="auto" style:column-width="67.55pt"/>
    </style:style>
    <style:style style:name="co12" style:family="table-column">
      <style:table-column-properties fo:break-before="auto" style:column-width="76pt"/>
    </style:style>
    <style:style style:name="co13" style:family="table-column">
      <style:table-column-properties fo:break-before="auto" style:column-width="87.1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ht-001_bom_.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Alternate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0.1UF X5R 10V</text:p>
          </table:table-cell>
          <table:table-cell office:value-type="string" calcext:value-type="string">
            <text:p>C1 C2 C4 C11 C13 C14 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4KA01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10nF X5R 10V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3KA01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2.2uF X5R 10V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225KE95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0.47uF X5R 10V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474KE15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1uF X5R 10V</text:p>
          </table:table-cell>
          <table:table-cell office:value-type="string" calcext:value-type="string">
            <text:p>C7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5ME15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4.7uF X5R 10V</text:p>
          </table:table-cell>
          <table:table-cell office:value-type="string" calcext:value-type="string">
            <text:p>C9 C10 C12 C15 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475MEAA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0402 Re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 USB Receptacle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3594-0001LF</text:p>
          </table:table-cell>
          <table:table-cell office:value-type="string" calcext:value-type="string">
            <text:p>DO NOT SUBSTITUTE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ST connector SMT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PH-SM4-TB</text:p>
          </table:table-cell>
          <table:table-cell office:value-type="string" calcext:value-type="string">
            <text:p>DO NOT SUBSTIT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 0402 10K 1%</text:p>
          </table:table-cell>
          <table:table-cell office:value-type="string" calcext:value-type="string">
            <text:p>R1 R2 R3 R6 R11 R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470RFKE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0402 470 1%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FKE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0402 5.6K 1%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5K60FKE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per 0402</text:p>
          </table:table-cell>
          <table:table-cell office:value-type="string" calcext:value-type="string">
            <text:p>R7 R8 R9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0000ZSTD 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o senso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LG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Mod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ESD protection diodes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SOT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yroscope/Accelerometer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ICM-20689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QFN 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3V LDO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P5912-3.3DRVR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6-W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Ion Charger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SOT-25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S Microphone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k0838ht4h-b</text:p>
          </table:table-cell>
          <table:table-cell office:value-type="string" calcext:value-type="string">
            <text:p>DO NOT SUBSTIT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B UART bridge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0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QFN20</text:p>
          </table:table-cell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office:value-type="string" calcext:value-type="string">
            <text:p>Component Groups: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Fitted Components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Number of PCBs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 components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Version: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Date:</text:p>
          </table:table-cell>
          <table:table-cell table:style-name="ce2" office:value-type="string" calcext:value-type="string">
            <text:p>2017-12-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BoM Date:</text:p>
          </table:table-cell>
          <table:table-cell table:style-name="ce2" office:value-type="string" calcext:value-type="string">
            <text:p>12/25/2017 1:36:51 PM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Source:</text:p>
          </table:table-cell>
          <table:table-cell table:style-name="Default" office:value-type="string" calcext:value-type="string">
            <text:p>J:/git_projects/hatchtrackv1/ht-001.sch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KiCad Version:</text:p>
          </table:table-cell>
          <table:table-cell table:style-name="Default" office:value-type="string" calcext:value-type="string">
            <text:p>Eeschema 4.0.6</text:p>
          </table:table-cell>
          <table:table-cell table:style-name="Default" table:number-columns-repeated="6"/>
          <table:table-cell table:number-columns-repeated="8"/>
        </table:table-row>
      </table:table>
      <table:named-expressions/>
      <table:database-ranges>
        <table:database-range table:name="__Anonymous_Sheet_DB__0" table:target-range-address="'ht-001_bom_.01'.A1:'ht-001_bom_.01'.H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3:01:45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3:02:24.276000000</dc:date>
    <meta:editing-duration>PT2H29M29S</meta:editing-duration>
    <meta:editing-cycles>6</meta:editing-cycles>
    <meta:generator>LibreOffice/5.0.4.2$Windows_x86 LibreOffice_project/2b9802c1994aa0b7dc6079e128979269cf95bc78</meta:generator>
    <meta:document-statistic meta:table-count="1" meta:cell-count="159" meta:object-count="0"/>
  </office:meta>
</office:document-meta>
</file>